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0414bd"/>
    </style:style>
    <style:style style:name="P2" style:family="paragraph" style:parent-style-name="Heading_20_1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paragraph-properties fo:text-align="start" style:justify-single-word="false"/>
      <style:text-properties officeooo:rsid="00086ac0" officeooo:paragraph-rsid="00086ac0"/>
    </style:style>
    <style:style style:name="P4" style:family="paragraph" style:parent-style-name="Text_20_body">
      <style:paragraph-properties fo:text-align="start" style:justify-single-word="false"/>
      <style:text-properties officeooo:rsid="00086ac0" officeooo:paragraph-rsid="001ec6b5"/>
    </style:style>
    <style:style style:name="P5" style:family="paragraph" style:parent-style-name="Text_20_body" style:list-style-name="L3">
      <style:paragraph-properties fo:text-align="start" style:justify-single-word="false"/>
      <style:text-properties fo:font-weight="normal" officeooo:rsid="00086ac0" officeooo:paragraph-rsid="00086ac0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086ac0" officeooo:paragraph-rsid="00086ac0" style:font-weight-asian="normal" style:font-weight-complex="normal"/>
    </style:style>
    <style:style style:name="P7" style:family="paragraph" style:parent-style-name="Text_20_body" style:list-style-name="L10">
      <style:paragraph-properties fo:text-align="start" style:justify-single-word="false"/>
      <style:text-properties fo:font-weight="normal" officeooo:rsid="00086ac0" officeooo:paragraph-rsid="001ec6b5" style:font-weight-asian="normal" style:font-weight-complex="normal"/>
    </style:style>
    <style:style style:name="P8" style:family="paragraph" style:parent-style-name="Text_20_body" style:list-style-name="L11">
      <style:paragraph-properties fo:text-align="start" style:justify-single-word="false"/>
      <style:text-properties fo:font-weight="normal" officeooo:rsid="00086ac0" officeooo:paragraph-rsid="001ec6b5" style:font-weight-asian="normal" style:font-weight-complex="normal"/>
    </style:style>
    <style:style style:name="P9" style:family="paragraph" style:parent-style-name="Text_20_body" style:list-style-name="L3">
      <style:paragraph-properties fo:text-align="start" style:justify-single-word="false"/>
      <style:text-properties fo:font-weight="normal" officeooo:rsid="000a1e5d" officeooo:paragraph-rsid="000a1e5d" style:font-weight-asian="normal" style:font-weight-complex="normal"/>
    </style:style>
    <style:style style:name="P10" style:family="paragraph" style:parent-style-name="Text_20_body" style:list-style-name="L10">
      <style:paragraph-properties fo:text-align="start" style:justify-single-word="false"/>
      <style:text-properties fo:font-weight="normal" officeooo:rsid="000a1e5d" officeooo:paragraph-rsid="001ec6b5" style:font-weight-asian="normal" style:font-weight-complex="normal"/>
    </style:style>
    <style:style style:name="P11" style:family="paragraph" style:parent-style-name="Text_20_body" style:list-style-name="L11">
      <style:paragraph-properties fo:text-align="start" style:justify-single-word="false"/>
      <style:text-properties fo:font-weight="normal" officeooo:rsid="000a1e5d" officeooo:paragraph-rsid="001ec6b5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1637e1" officeooo:paragraph-rsid="001637e1" style:font-weight-asian="normal" style:font-weight-complex="normal"/>
    </style:style>
    <style:style style:name="P13" style:family="paragraph" style:parent-style-name="Text_20_body" style:list-style-name="L6">
      <style:paragraph-properties fo:text-align="start" style:justify-single-word="false"/>
      <style:text-properties fo:font-weight="normal" officeooo:rsid="001637e1" officeooo:paragraph-rsid="001637e1" style:font-weight-asian="normal" style:font-weight-complex="normal"/>
    </style:style>
    <style:style style:name="P14" style:family="paragraph" style:parent-style-name="Text_20_body" style:list-style-name="L6">
      <style:paragraph-properties fo:text-align="start" style:justify-single-word="false"/>
      <style:text-properties fo:font-weight="normal" officeooo:rsid="001637e1" officeooo:paragraph-rsid="001ec6b5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1637e1" officeooo:paragraph-rsid="001ec6b5" style:font-weight-asian="normal" style:font-weight-complex="normal"/>
    </style:style>
    <style:style style:name="P16" style:family="paragraph" style:parent-style-name="Text_20_body" style:list-style-name="L6">
      <style:paragraph-properties fo:text-align="start" style:justify-single-word="false"/>
      <style:text-properties fo:font-weight="normal" officeooo:rsid="001c0465" officeooo:paragraph-rsid="001c0465" style:font-weight-asian="normal" style:font-weight-complex="normal"/>
    </style:style>
    <style:style style:name="P17" style:family="paragraph" style:parent-style-name="Text_20_body" style:list-style-name="L6">
      <style:paragraph-properties fo:text-align="start" style:justify-single-word="false"/>
      <style:text-properties fo:font-weight="normal" officeooo:rsid="001c0465" officeooo:paragraph-rsid="001ec6b5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1ece72" officeooo:paragraph-rsid="001ece72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officeooo:rsid="001637e1" officeooo:paragraph-rsid="001637e1"/>
    </style:style>
    <style:style style:name="P20" style:family="paragraph" style:parent-style-name="Text_20_body">
      <style:paragraph-properties fo:text-align="start" style:justify-single-word="false"/>
      <style:text-properties officeooo:rsid="001637e1" officeooo:paragraph-rsid="001ec6b5"/>
    </style:style>
    <style:style style:name="P21" style:family="paragraph" style:parent-style-name="Text_20_body" style:list-style-name="L1" style:master-page-name="">
      <style:paragraph-properties fo:text-align="start" style:justify-single-word="false" style:page-number="auto" fo:background-color="transparent" style:shadow="none">
        <style:background-image/>
      </style:paragraph-properties>
      <style:text-properties fo:language="de" fo:country="DE" fo:font-style="normal" officeooo:rsid="000414bd" officeooo:paragraph-rsid="000414bd" style:font-style-asian="normal" style:font-style-complex="normal"/>
    </style:style>
    <style:style style:name="P22" style:family="paragraph" style:parent-style-name="Text_20_body" style:list-style-name="L1">
      <style:paragraph-properties fo:text-align="start" style:justify-single-word="false" fo:background-color="transparent" style:shadow="none">
        <style:background-image/>
      </style:paragraph-properties>
      <style:text-properties officeooo:rsid="000414bd" officeooo:paragraph-rsid="000414bd"/>
    </style:style>
    <style:style style:name="P23" style:family="paragraph" style:parent-style-name="Text_20_body" style:list-style-name="L1">
      <style:paragraph-properties fo:text-align="start" style:justify-single-word="false" fo:background-color="transparent" style:shadow="none">
        <style:background-image/>
      </style:paragraph-properties>
      <style:text-properties fo:language="de" fo:country="DE" fo:font-style="normal" officeooo:rsid="000414bd" officeooo:paragraph-rsid="000414bd" style:font-style-asian="normal" style:font-style-complex="normal"/>
    </style:style>
    <style:style style:name="P24" style:family="paragraph" style:parent-style-name="Text_20_body" style:list-style-name="L1">
      <style:paragraph-properties fo:text-align="start" style:justify-single-word="false" fo:background-color="transparent" style:shadow="none">
        <style:background-image/>
      </style:paragraph-properties>
      <style:text-properties fo:language="de" fo:country="DE" fo:font-style="normal" officeooo:rsid="0005c7bd" officeooo:paragraph-rsid="0005c7bd" style:font-style-asian="normal" style:font-style-complex="normal"/>
    </style:style>
    <style:style style:name="P25" style:family="paragraph" style:parent-style-name="Text_20_body">
      <style:paragraph-properties fo:text-align="start" style:justify-single-word="false" fo:background-color="transparent" style:shadow="none">
        <style:background-image/>
      </style:paragraph-properties>
      <style:text-properties fo:language="de" fo:country="DE" fo:font-style="normal" officeooo:rsid="0005c7bd" officeooo:paragraph-rsid="0005c7bd" style:font-style-asian="normal" style:font-style-complex="normal"/>
    </style:style>
    <style:style style:name="P26" style:family="paragraph" style:parent-style-name="Text_20_body">
      <style:paragraph-properties fo:text-align="start" style:justify-single-word="false" fo:background-color="transparent" style:shadow="none">
        <style:background-image/>
      </style:paragraph-properties>
      <style:text-properties fo:language="de" fo:country="DE" fo:font-style="normal" officeooo:rsid="000a1e5d" officeooo:paragraph-rsid="000a1e5d" style:font-style-asian="normal" style:font-style-complex="normal"/>
    </style:style>
    <style:style style:name="P27" style:family="paragraph" style:parent-style-name="Text_20_body" style:list-style-name="L4">
      <style:paragraph-properties fo:text-align="start" style:justify-single-word="false" fo:background-color="transparent" style:shadow="none">
        <style:background-image/>
      </style:paragraph-properties>
      <style:text-properties fo:language="de" fo:country="DE" fo:font-style="normal" officeooo:rsid="000a1e5d" officeooo:paragraph-rsid="000a1e5d" style:font-style-asian="normal" style:font-style-complex="normal"/>
    </style:style>
    <style:style style:name="P28" style:family="paragraph" style:parent-style-name="Text_20_body" style:list-style-name="L4">
      <style:paragraph-properties fo:text-align="start" style:justify-single-word="false" fo:background-color="transparent" style:shadow="none">
        <style:background-image/>
      </style:paragraph-properties>
      <style:text-properties fo:language="de" fo:country="DE" fo:font-style="normal" officeooo:rsid="000b69c4" officeooo:paragraph-rsid="000b69c4" style:font-style-asian="normal" style:font-style-complex="normal"/>
    </style:style>
    <style:style style:name="P29" style:family="paragraph" style:parent-style-name="Text_20_body">
      <style:paragraph-properties fo:text-align="start" style:justify-single-word="false" fo:background-color="transparent" style:shadow="none">
        <style:background-image/>
      </style:paragraph-properties>
      <style:text-properties fo:language="de" fo:country="DE" fo:font-style="normal" officeooo:rsid="000b69c4" officeooo:paragraph-rsid="000b69c4" style:font-style-asian="normal" style:font-style-complex="normal"/>
    </style:style>
    <style:style style:name="P30" style:family="paragraph" style:parent-style-name="Text_20_body">
      <style:paragraph-properties fo:text-align="start" style:justify-single-word="false" fo:background-color="transparent" style:shadow="none">
        <style:background-image/>
      </style:paragraph-properties>
      <style:text-properties fo:language="de" fo:country="DE" fo:font-style="normal" officeooo:rsid="0010f847" officeooo:paragraph-rsid="0010f847" style:font-style-asian="normal" style:font-style-complex="normal"/>
    </style:style>
    <style:style style:name="P31" style:family="paragraph" style:parent-style-name="Text_20_body" style:list-style-name="L5">
      <style:paragraph-properties fo:text-align="start" style:justify-single-word="false" fo:background-color="transparent" style:shadow="none">
        <style:background-image/>
      </style:paragraph-properties>
      <style:text-properties fo:language="de" fo:country="DE" fo:font-style="normal" officeooo:rsid="0012e62b" officeooo:paragraph-rsid="0012e62b" style:font-style-asian="normal" style:font-style-complex="normal"/>
    </style:style>
    <style:style style:name="P32" style:family="paragraph" style:parent-style-name="Text_20_body" style:list-style-name="L5">
      <style:paragraph-properties fo:text-align="start" style:justify-single-word="false" fo:background-color="transparent" style:shadow="none">
        <style:background-image/>
      </style:paragraph-properties>
      <style:text-properties fo:language="de" fo:country="DE" fo:font-style="normal" officeooo:rsid="0013afcc" officeooo:paragraph-rsid="0013afcc" style:font-style-asian="normal" style:font-style-complex="normal"/>
    </style:style>
    <style:style style:name="P33" style:family="paragraph" style:parent-style-name="Text_20_body" style:list-style-name="L5">
      <style:paragraph-properties fo:text-align="start" style:justify-single-word="false" fo:background-color="transparent" style:shadow="none">
        <style:background-image/>
      </style:paragraph-properties>
      <style:text-properties fo:language="de" fo:country="DE" fo:font-style="normal" officeooo:rsid="0015c93a" officeooo:paragraph-rsid="0015c93a" style:font-style-asian="normal" style:font-style-complex="normal"/>
    </style:style>
    <style:style style:name="P34" style:family="paragraph" style:parent-style-name="Text_20_body">
      <style:paragraph-properties fo:text-align="start" style:justify-single-word="false" fo:background-color="transparent" style:shadow="none">
        <style:background-image/>
      </style:paragraph-properties>
      <style:text-properties fo:language="de" fo:country="DE" fo:font-style="normal" officeooo:rsid="001bfa3e" officeooo:paragraph-rsid="001bfa3e" style:font-style-asian="normal" style:font-style-complex="normal"/>
    </style:style>
    <style:style style:name="P35" style:family="paragraph" style:parent-style-name="Text_20_body" style:list-style-name="L7">
      <style:paragraph-properties fo:text-align="start" style:justify-single-word="false" fo:background-color="transparent" style:shadow="none">
        <style:background-image/>
      </style:paragraph-properties>
      <style:text-properties fo:language="de" fo:country="DE" fo:font-style="normal" officeooo:rsid="001bfa3e" officeooo:paragraph-rsid="001bfa3e" style:font-style-asian="normal" style:font-style-complex="normal"/>
    </style:style>
    <style:style style:name="P36" style:family="paragraph" style:parent-style-name="Text_20_body">
      <style:paragraph-properties fo:text-align="start" style:justify-single-word="false" fo:background-color="transparent" style:shadow="none">
        <style:background-image/>
      </style:paragraph-properties>
      <style:text-properties fo:language="de" fo:country="DE" fo:font-style="normal" officeooo:rsid="001cd041" officeooo:paragraph-rsid="001cd041" style:font-style-asian="normal" style:font-style-complex="normal"/>
    </style:style>
    <style:style style:name="P37" style:family="paragraph" style:parent-style-name="Text_20_body" style:list-style-name="L9">
      <style:paragraph-properties fo:text-align="start" style:justify-single-word="false" fo:background-color="transparent" style:shadow="none">
        <style:background-image/>
      </style:paragraph-properties>
      <style:text-properties fo:language="de" fo:country="DE" fo:font-style="normal" officeooo:rsid="001cd041" officeooo:paragraph-rsid="001cd041" style:font-style-asian="normal" style:font-style-complex="normal"/>
    </style:style>
    <style:style style:name="P38" style:family="paragraph" style:parent-style-name="Text_20_body">
      <style:paragraph-properties fo:text-align="start" style:justify-single-word="false" fo:background-color="transparent" style:shadow="none">
        <style:background-image/>
      </style:paragraph-properties>
      <style:text-properties fo:language="de" fo:country="DE" fo:font-style="normal" fo:font-weight="bold" officeooo:rsid="000c8a2a" officeooo:paragraph-rsid="000c8a2a" style:font-style-asian="normal" style:font-weight-asian="bold" style:font-style-complex="normal" style:font-weight-complex="bold"/>
    </style:style>
    <style:style style:name="P39" style:family="paragraph" style:parent-style-name="Text_20_body">
      <style:paragraph-properties fo:text-align="start" style:justify-single-word="false" fo:background-color="transparent" style:shadow="none">
        <style:background-image/>
      </style:paragraph-properties>
      <style:text-properties fo:language="de" fo:country="DE" fo:font-style="normal" fo:font-weight="bold" officeooo:rsid="001cd041" officeooo:paragraph-rsid="001cd041" style:font-style-asian="normal" style:font-weight-asian="bold" style:font-style-complex="normal" style:font-weight-complex="bold"/>
    </style:style>
    <style:style style:name="P40" style:family="paragraph" style:parent-style-name="Text_20_body">
      <style:paragraph-properties fo:text-align="start" style:justify-single-word="false" fo:background-color="transparent" style:shadow="none">
        <style:background-image/>
      </style:paragraph-properties>
      <style:text-properties fo:language="de" fo:country="DE" fo:font-style="normal" fo:font-weight="normal" officeooo:rsid="000a1e5d" officeooo:paragraph-rsid="001ec6b5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text-align="start" style:justify-single-word="false" fo:background-color="transparent" style:shadow="none">
        <style:background-image/>
      </style:paragraph-properties>
      <style:text-properties fo:language="de" fo:country="DE" fo:font-style="normal" fo:font-weight="normal" officeooo:rsid="001ece72" officeooo:paragraph-rsid="001ece72" style:font-style-asian="normal" style:font-weight-asian="normal" style:font-style-complex="normal" style:font-weight-complex="normal"/>
    </style:style>
    <style:style style:name="P42" style:family="paragraph" style:parent-style-name="Text_20_body" style:list-style-name="L1">
      <style:paragraph-properties fo:text-align="start" style:justify-single-word="false" fo:background-color="transparent" style:shadow="none">
        <style:background-image/>
      </style:paragraph-properties>
      <style:text-properties officeooo:rsid="0005c7bd" officeooo:paragraph-rsid="0005c7bd"/>
    </style:style>
    <style:style style:name="P43" style:family="paragraph" style:parent-style-name="Text_20_body" style:list-style-name="L8">
      <style:paragraph-properties fo:text-align="start" style:justify-single-word="false" fo:background-color="transparent" style:shadow="none">
        <style:background-image/>
      </style:paragraph-properties>
      <style:text-properties officeooo:rsid="001cd041" officeooo:paragraph-rsid="001cd041"/>
    </style:style>
    <style:style style:name="P44" style:family="paragraph" style:list-style-name="L11">
      <style:text-properties fo:language="de" fo:country="DE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style="normal" style:font-style-asian="normal" style:font-style-complex="normal"/>
    </style:style>
    <style:style style:name="T3" style:family="text">
      <style:text-properties fo:language="de" fo:country="DE" fo:font-style="normal" officeooo:rsid="0005c7bd" style:font-style-asian="normal" style:font-style-complex="normal"/>
    </style:style>
    <style:style style:name="T4" style:family="text">
      <style:text-properties fo:language="de" fo:country="DE" fo:font-style="normal" fo:font-weight="normal" officeooo:rsid="000414bd" style:font-style-asian="normal" style:font-weight-asian="normal" style:font-style-complex="normal" style:font-weight-complex="normal"/>
    </style:style>
    <style:style style:name="T5" style:family="text">
      <style:text-properties fo:language="de" fo:country="DE" fo:font-weight="bold" style:font-weight-asian="bold" style:font-weight-complex="bold"/>
    </style:style>
    <style:style style:name="T6" style:family="text">
      <style:text-properties fo:language="de" fo:country="DE" fo:font-weight="bold" officeooo:rsid="0003661e" style:font-weight-asian="bold" style:font-weight-complex="bold"/>
    </style:style>
    <style:style style:name="T7" style:family="text">
      <style:text-properties fo:language="de" fo:country="DE" fo:font-weight="bold" officeooo:rsid="000414bd" style:font-weight-asian="bold" style:font-weight-complex="bold"/>
    </style:style>
    <style:style style:name="T8" style:family="text">
      <style:text-properties fo:language="de" fo:country="DE" fo:font-weight="bold" officeooo:rsid="001b335b" style:font-weight-asian="bold" style:font-weight-complex="bold"/>
    </style:style>
    <style:style style:name="T9" style:family="text">
      <style:text-properties fo:language="de" fo:country="DE" fo:font-style="italic" style:font-style-asian="italic" style:font-style-complex="italic"/>
    </style:style>
    <style:style style:name="T10" style:family="text">
      <style:text-properties fo:language="de" fo:country="DE" fo:font-style="italic" officeooo:rsid="0005c7bd" style:font-style-asian="italic" style:font-style-complex="italic"/>
    </style:style>
    <style:style style:name="T11" style:family="text">
      <style:text-properties fo:language="de" fo:country="DE" fo:font-style="italic" officeooo:rsid="0006afee" style:font-style-asian="italic" style:font-style-complex="italic"/>
    </style:style>
    <style:style style:name="T12" style:family="text">
      <style:text-properties fo:language="de" fo:country="DE" fo:font-style="italic" officeooo:rsid="000a1e5d" style:font-style-asian="italic" style:font-style-complex="italic"/>
    </style:style>
    <style:style style:name="T13" style:family="text">
      <style:text-properties fo:language="de" fo:country="DE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de" fo:country="DE" fo:font-weight="normal" style:font-weight-asian="normal" style:font-weight-complex="normal"/>
    </style:style>
    <style:style style:name="T15" style:family="text">
      <style:text-properties fo:language="de" fo:country="DE" fo:font-weight="normal" officeooo:rsid="000414bd" style:font-weight-asian="normal" style:font-weight-complex="normal"/>
    </style:style>
    <style:style style:name="T16" style:family="text">
      <style:text-properties fo:language="de" fo:country="DE" fo:font-weight="normal" officeooo:rsid="000a1e5d" style:font-weight-asian="normal" style:font-weight-complex="normal"/>
    </style:style>
    <style:style style:name="T17" style:family="text">
      <style:text-properties fo:language="de" fo:country="DE" fo:font-weight="normal" officeooo:rsid="000b69c4" style:font-weight-asian="normal" style:font-weight-complex="normal"/>
    </style:style>
    <style:style style:name="T18" style:family="text">
      <style:text-properties fo:language="de" fo:country="DE" officeooo:rsid="000a1e5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41ce4" style:font-style-asian="italic" style:font-style-complex="italic"/>
    </style:style>
    <style:style style:name="T21" style:family="text">
      <style:text-properties fo:font-style="italic" officeooo:rsid="0017d3c7" style:font-style-asian="italic" style:font-style-complex="italic"/>
    </style:style>
    <style:style style:name="T22" style:family="text">
      <style:text-properties fo:font-style="italic" fo:font-weight="normal" officeooo:rsid="00150443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bold" officeooo:rsid="0003661e" style:font-style-asian="italic" style:font-weight-asian="bold" style:font-style-complex="italic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3661e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language="en" fo:country="US" fo:font-style="italic" fo:font-weight="normal" officeooo:rsid="000b69c4" style:font-style-asian="italic" style:font-weight-asian="normal" style:font-style-complex="italic" style:font-weight-complex="normal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language="en" fo:country="US" fo:font-style="italic" officeooo:rsid="000a1e5d" style:font-style-asian="italic" style:font-style-complex="italic"/>
    </style:style>
    <style:style style:name="T30" style:family="text">
      <style:text-properties fo:language="en" fo:country="US" fo:font-style="italic" officeooo:rsid="0005c7bd" style:font-style-asian="italic" style:font-style-complex="italic"/>
    </style:style>
    <style:style style:name="T31" style:family="text">
      <style:text-properties officeooo:rsid="00141ce4"/>
    </style:style>
    <style:style style:name="T32" style:family="text">
      <style:text-properties officeooo:rsid="0017d3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Interactive Fiction – Lost Experience</text:h>
      <text:p text:style-name="P6"><text:span text:style-name="T1"/></text:p>
      <text:p text:style-name="P18"><text:span text:style-name="T1">&lt;BILD&gt;</text:span></text:p>
      <text:p text:style-name="P1"><text:span text:style-name="T6">Raum – </text:span><text:span text:style-name="T7">Büro</text:span><text:span text:style-name="T15"> (</text:span><text:span text:style-name="T16">Stimmung: </text:span><text:span text:style-name="T4">Gemütlich aber (leicht) beängstigend</text:span><text:span text:style-name="T15">)</text:span></text:p>
      <text:list xml:id="list1021242452752078851" text:style-name="L1">
        <text:list-item>
          <text:p text:style-name="P21">Steckdose</text:p>
        </text:list-item>
        <text:list-item>
          <text:p text:style-name="P22"><text:span text:style-name="T2">Schreibtisch (</text:span><text:span text:style-name="T9">Antik</text:span><text:span text:style-name="T2">)</text:span></text:p>
          <text:list>
            <text:list-item>
              <text:p text:style-name="P23">Schubladen</text:p>
            </text:list-item>
            <text:list-item>
              <text:p text:style-name="P23">Seitenfach</text:p>
            </text:list-item>
            <text:list-item>
              <text:p text:style-name="P23">Lampe</text:p>
            </text:list-item>
            <text:list-item>
              <text:p text:style-name="P23">Computer</text:p>
              <text:list>
                <text:list-item>
                  <text:p text:style-name="P22"><text:span text:style-name="T2">Tower [</text:span><text:span text:style-name="T9">Unter Schreibtisch</text:span><text:span text:style-name="T2">]</text:span></text:p>
                </text:list-item>
                <text:list-item>
                  <text:p text:style-name="P23">Monitor</text:p>
                </text:list-item>
                <text:list-item>
                  <text:p text:style-name="P23">Tastatur</text:p>
                </text:list-item>
                <text:list-item>
                  <text:p text:style-name="P23">Maus</text:p>
                </text:list-item>
              </text:list>
            </text:list-item>
            <text:list-item>
              <text:p text:style-name="P23">Bild</text:p>
            </text:list-item>
            <text:list-item>
              <text:p text:style-name="P23">Akten</text:p>
            </text:list-item>
            <text:list-item>
              <text:p text:style-name="P23">Papierstapel</text:p>
            </text:list-item>
            <text:list-item>
              <text:p text:style-name="P23">Stein (SCP-___-J)</text:p>
            </text:list-item>
          </text:list>
        </text:list-item>
        <text:list-item>
          <text:p text:style-name="P22"><text:span text:style-name="T2">2x Bürosessel [</text:span><text:span text:style-name="T13">Vor und Hinter Schreibtisch</text:span><text:span text:style-name="T2">]</text:span></text:p>
        </text:list-item>
        <text:list-item>
          <text:p text:style-name="P23">Teppichboden</text:p>
        </text:list-item>
        <text:list-item>
          <text:p text:style-name="P22"><text:span text:style-name="T2">Lüftungsschacht [</text:span><text:span text:style-name="T9">Decke</text:span><text:span text:style-name="T10">] (Einweg Eingang</text:span><text:span text:style-name="T3">)</text:span></text:p>
        </text:list-item>
        <text:list-item>
          <text:p text:style-name="P23">2x Türen</text:p>
          <text:list>
            <text:list-item>
              <text:p text:style-name="P22"><text:span text:style-name="T2">Ausgang (</text:span><text:span text:style-name="T9">Dauerhaft verschlossen, </text:span><text:span text:style-name="T10">Lauschen: </text:span><text:span text:style-name="T30">SCP-Breach</text:span><text:span text:style-name="T10"> Alarm</text:span><text:span text:style-name="T2">)</text:span></text:p>
            </text:list-item>
            <text:list-item>
              <text:p text:style-name="P23">WC</text:p>
            </text:list-item>
          </text:list>
        </text:list-item>
        <text:list-item>
          <text:p text:style-name="P42"><text:span text:style-name="T2">2x Bilder [</text:span><text:span text:style-name="T9">Wand</text:span><text:span text:style-name="T2">] (</text:span><text:span text:style-name="T9">Seltsame Motive</text:span><text:span text:style-name="T2">)</text:span></text:p>
          <text:list>
            <text:list-item>
              <text:p text:style-name="P24">Tresor</text:p>
            </text:list-item>
          </text:list>
        </text:list-item>
        <text:list-item>
          <text:p text:style-name="P42"><text:span text:style-name="T2">Fenster (</text:span><text:span text:style-name="T9">Falsche Sonne, wie in Lost, </text:span><text:span text:style-name="T11">PC sagt: „... seltsam, Untertage...“</text:span><text:span text:style-name="T2">)</text:span></text:p>
          <text:list>
            <text:list-item>
              <text:p text:style-name="P24">Vorhang</text:p>
            </text:list-item>
          </text:list>
        </text:list-item>
        <text:list-item>
          <text:p text:style-name="P42"><text:span text:style-name="T2">Regal [</text:span><text:span text:style-name="T9">Über mehrere Wände</text:span><text:span text:style-name="T2">]</text:span></text:p>
          <text:list>
            <text:list-item>
              <text:p text:style-name="P24">Bücher</text:p>
            </text:list-item>
            <text:list-item>
              <text:p text:style-name="P24">Trophäen / Pokale</text:p>
            </text:list-item>
            <text:list-item>
              <text:p text:style-name="P24">Akten</text:p>
            </text:list-item>
          </text:list>
        </text:list-item>
        <text:list-item>
          <text:p text:style-name="P24">Lichtschalter</text:p>
        </text:list-item>
        <text:list-item>
          <text:p text:style-name="P24">Deckenlampe</text:p>
        </text:list-item>
      </text:list>
      <text:p text:style-name="P25"/>
      <text:p text:style-name="P41">&lt;BILD&gt;</text:p>
      <text:p text:style-name="P26"><text:span text:style-name="T24">Raum – WC:</text:span> (<text:span text:style-name="T19">Stimmung: Etwas dunkel, aber nichts besonderes</text:span>)</text:p>
      <text:list xml:id="list4349660394587589404" text:style-name="L4">
        <text:list-item>
          <text:p text:style-name="P27">Toilette</text:p>
        </text:list-item>
        <text:list-item>
          <text:p text:style-name="P27">Spiegel (<text:span text:style-name="T19">Zerbrochen</text:span>)</text:p>
        </text:list-item>
        <text:list-item>
          <text:p text:style-name="P27">Waschbecken</text:p>
        </text:list-item>
        <text:list-item>
          <text:p text:style-name="P27">Wasserhahn</text:p>
        </text:list-item>
        <text:list-item>
          <text:p text:style-name="P27">Kabinett [<text:span text:style-name="T19">Hinter Spiegel</text:span>]</text:p>
        </text:list-item>
        <text:list-item>
          <text:p text:style-name="P28">Duftspender</text:p>
        </text:list-item>
        <text:list-item>
          <text:p text:style-name="P28">Tür (<text:span text:style-name="T19">Zum Büro</text:span>)</text:p>
        </text:list-item>
        <text:list-item>
          <text:p text:style-name="P28">Lichtschalter</text:p>
        </text:list-item>
        <text:list-item>
          <text:p text:style-name="P28">Deckenlampe</text:p>
        </text:list-item>
        <text:list-item>
          <text:p text:style-name="P28"><text:soft-page-break/>Lüftungsschacht</text:p>
        </text:list-item>
        <text:list-item>
          <text:p text:style-name="P28">Fliesen: Wände und Boden</text:p>
        </text:list-item>
      </text:list>
      <text:p text:style-name="P29"/>
      <text:p text:style-name="P38">Raum – Computer:<text:span text:style-name="T26"> (</text:span><text:span text:style-name="T22">Alte Hardware, alte Software, Windows NT</text:span><text:span text:style-name="T26">)</text:span></text:p>
      <text:list xml:id="list1974201003718371871" text:style-name="L5">
        <text:list-item>
          <text:p text:style-name="P31">Password abfrage (<text:span text:style-name="T19">Benutzter-Login</text:span>)</text:p>
        </text:list-item>
        <text:list-item>
          <text:p text:style-name="P32">Programme: (<text:span text:style-name="T19">Funktionieren alle wegen Virus nicht</text:span>)</text:p>
          <text:list>
            <text:list-item>
              <text:p text:style-name="P31">Email Client</text:p>
            </text:list-item>
            <text:list-item>
              <text:p text:style-name="P32">Anti-Virus <text:span text:style-name="T32">(</text:span><text:span text:style-name="T21">Repariert Email Client</text:span><text:span text:style-name="T32">)</text:span></text:p>
            </text:list-item>
            <text:list-item>
              <text:p text:style-name="P32">Word</text:p>
            </text:list-item>
            <text:list-item>
              <text:p text:style-name="P32">Excel</text:p>
            </text:list-item>
            <text:list-item>
              <text:p text:style-name="P32">Video-Player</text:p>
            </text:list-item>
            <text:list-item>
              <text:p text:style-name="P32">usw.</text:p>
            </text:list-item>
          </text:list>
        </text:list-item>
        <text:list-item>
          <text:p text:style-name="P31">Ordner: <text:span text:style-name="T31">(</text:span><text:span text:style-name="T20">Unter Umständen nur „Icons“ auf dem Desktop</text:span><text:span text:style-name="T31">)</text:span></text:p>
          <text:list>
            <text:list-item>
              <text:p text:style-name="P31">Benutzter</text:p>
              <text:list>
                <text:list-item>
                  <text:p text:style-name="P31">Eigene Dateien</text:p>
                </text:list-item>
                <text:list-item>
                  <text:p text:style-name="P31">Downloads</text:p>
                </text:list-item>
              </text:list>
            </text:list-item>
            <text:list-item>
              <text:p text:style-name="P31">Programme</text:p>
            </text:list-item>
            <text:list-item>
              <text:p text:style-name="P31">Windows</text:p>
            </text:list-item>
          </text:list>
        </text:list-item>
        <text:list-item>
          <text:p text:style-name="P33">Emails:</text:p>
          <text:list>
            <text:list-item>
              <text:p text:style-name="P33">Audio (<text:span text:style-name="T19">SSTV, Kommunikation mit „</text:span><text:span text:style-name="T28">sentient being</text:span><text:span text:style-name="T19">“</text:span>) </text:p>
            </text:list-item>
            <text:list-item>
              <text:p text:style-name="P33">2-3 Spam Emails (z.B. Penisvergrößerung)</text:p>
            </text:list-item>
            <text:list-item>
              <text:p text:style-name="P33">1-2 SCP-Vorschläge</text:p>
            </text:list-item>
            <text:list-item>
              <text:p text:style-name="P33">1 Anspielung auf SCP-Ereignis (<text:span text:style-name="T19">Im Zusammenhang mit </text:span><text:span text:style-name="T28">Lost-Experience</text:span>)</text:p>
            </text:list-item>
          </text:list>
        </text:list-item>
      </text:list>
      <text:p text:style-name="P30"/>
      <text:p text:style-name="P41">&lt;BILD&gt;</text:p>
      <text:p text:style-name="P34"><text:span text:style-name="T24">Raum – Gefängnis:</text:span> (<text:span text:style-name="T19">Ähnlich zu Portal eher steril/neutral</text:span>)</text:p>
      <text:list xml:id="list4829360803607848113" text:style-name="L7">
        <text:list-item>
          <text:p text:style-name="P35">&lt;Ausfüllen&gt;</text:p>
        </text:list-item>
      </text:list>
      <text:p text:style-name="P34"/>
      <text:p text:style-name="P41">&lt;BILD&gt;</text:p>
      <text:p text:style-name="P36"><text:span text:style-name="T24">Raum – Tunnel:</text:span> (<text:span text:style-name="T19">&lt;Ausfüllen&gt;</text:span>)</text:p>
      <text:list xml:id="list3736682945224786545" text:style-name="L9">
        <text:list-item>
          <text:p text:style-name="P37">&lt;Ausfüllen&gt;</text:p>
        </text:list-item>
      </text:list>
      <text:p text:style-name="P34"/>
      <text:p text:style-name="P39">Puzzle Sequenz:</text:p>
      <text:list xml:id="list8030750408493485700" text:style-name="L8">
        <text:list-item>
          <text:p text:style-name="P43"><text:span text:style-name="T2">&lt;Ausfüllen&gt;</text:span></text:p>
        </text:list-item>
      </text:list>
      <text:p text:style-name="P15"><text:span text:style-name="T1"/></text:p>
      <text:p text:style-name="P4"><text:span text:style-name="T6">I</text:span><text:span text:style-name="T5">nventar:</text:span><text:span text:style-name="T14"> </text:span><text:span text:style-name="T17">(</text:span><text:span text:style-name="T27">Player-Character</text:span><text:span text:style-name="T17">)</text:span></text:p>
      <text:list xml:id="list6614093097814239695" text:style-name="L11">
        <text:list-item>
          <text:p text:style-name="P8"><text:span text:style-name="T1">Zerknüllter Zettel (</text:span><text:span text:style-name="T18">Auftrag</text:span><text:span text:style-name="T9">: </text:span><text:span text:style-name="T12">Nachforschung im Auftrag der „</text:span><text:span text:style-name="T29">Black Queen</text:span><text:span text:style-name="T12">“ durchführen</text:span><text:span text:style-name="T18">)</text:span></text:p>
        </text:list-item>
        <text:list-item>
          <text:p text:style-name="P11"><text:span text:style-name="T1">Leere Pillendose (</text:span><text:span text:style-name="T9">Beruhigungsmittel</text:span><text:span text:style-name="T1">)</text:span></text:p>
        </text:list-item>
        <text:list-item>
          <text:p>Ausweis (<text:span text:style-name="T19">Journalist, Name, Zeitung</text:span>)</text:p>
        </text:list-item>
      </text:list>
      <text:p text:style-name="P40"><text:span text:style-name="T25"/></text:p>
      <text:p text:style-name="P20"><text:span text:style-name="T8">Sonstiges</text:span><text:span text:style-name="T5">:</text:span></text:p>
      <text:list xml:id="list8569699036068450066" text:style-name="L6">
        <text:list-item>
          <text:p text:style-name="P14"><text:span text:style-name="T1">Tutorial direkt ins Spiel integrieren (</text:span><text:span text:style-name="T9">erste optionale Puzzle</text:span><text:span text:style-name="T1">)</text:span></text:p>
        </text:list-item>
        <text:list-item>
          <text:p text:style-name="P14"><text:span text:style-name="T1">Hinweise logisch ins Spiel <text:s/>integrieren (</text:span><text:span text:style-name="T9">Antworten geben Hinweise, Spieler kann Gedanken abfragen</text:span><text:span text:style-name="T1">)</text:span></text:p>
        </text:list-item>
        <text:list-item>
          <text:p text:style-name="P17"><text:span text:style-name="T1">Intro: Ähnlich zu Penumbra</text:span></text:p>
          <text:list>
            <text:list-item>
              <text:p text:style-name="P17"><text:span text:style-name="T1">&lt;Ausfüllen&gt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2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22:59:47.006000000</meta:creation-date>
    <meta:generator>LibreOffice/4.2.2.1$Windows_x86 LibreOffice_project/3be8cda0bddd8e430d8cda1ebfd581265cca5a0f</meta:generator>
    <dc:date>2014-07-23T00:04:59.560000000</dc:date>
    <meta:editing-duration>PT1H9M2S</meta:editing-duration>
    <meta:editing-cycles>26</meta:editing-cycles>
    <meta:document-statistic meta:table-count="0" meta:image-count="0" meta:object-count="0" meta:page-count="2" meta:paragraph-count="83" meta:word-count="302" meta:character-count="1940" meta:non-whitespace-character-count="1783"/>
  </office:meta>
</office:document-meta>
</file>